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arlito" svg:font-family="Carlito"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may-break-between-rows="false"/>
    </style:style>
    <style:style style:name="Table1.A" style:family="table-column">
      <style:table-column-properties style:column-width="1.693cm"/>
    </style:style>
    <style:style style:name="Table1.B" style:family="table-column">
      <style:table-column-properties style:column-width="7.805cm"/>
    </style:style>
    <style:style style:name="Table1.C" style:family="table-column">
      <style:table-column-properties style:column-width="8.09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P1" style:family="paragraph" style:parent-style-name="Standard">
      <style:text-properties style:font-name="Carlito"/>
    </style:style>
    <style:style style:name="P2" style:family="paragraph" style:parent-style-name="Standard">
      <style:paragraph-properties fo:text-align="start" style:justify-single-word="false"/>
      <style:text-properties style:font-name="Carlito" officeooo:rsid="00162f21" officeooo:paragraph-rsid="00162f21"/>
    </style:style>
    <style:style style:name="P3" style:family="paragraph" style:parent-style-name="Standard">
      <style:text-properties style:font-name="Carlito" officeooo:rsid="0018a658" officeooo:paragraph-rsid="0018a658"/>
    </style:style>
    <style:style style:name="P4" style:family="paragraph" style:parent-style-name="Standard">
      <style:text-properties style:font-name="Carlito" officeooo:rsid="0018a658" officeooo:paragraph-rsid="001ba0c2"/>
    </style:style>
    <style:style style:name="P5" style:family="paragraph" style:parent-style-name="Standard">
      <style:text-properties style:font-name="Carlito" officeooo:rsid="0018f111" officeooo:paragraph-rsid="0018f111"/>
    </style:style>
    <style:style style:name="P6" style:family="paragraph" style:parent-style-name="Heading_20_1" style:list-style-name="">
      <style:text-properties style:font-name="Carlito"/>
    </style:style>
    <style:style style:name="P7" style:family="paragraph" style:parent-style-name="Text_20_body">
      <style:text-properties style:font-name="Carlito"/>
    </style:style>
    <style:style style:name="P8" style:family="paragraph" style:parent-style-name="Text_20_body">
      <style:text-properties style:font-name="Carlito" officeooo:paragraph-rsid="00162f21"/>
    </style:style>
    <style:style style:name="P9" style:family="paragraph" style:parent-style-name="Text_20_body">
      <style:text-properties style:font-name="Carlito" officeooo:rsid="00162f21" officeooo:paragraph-rsid="00162f21"/>
    </style:style>
    <style:style style:name="P10" style:family="paragraph" style:parent-style-name="Text_20_body">
      <style:text-properties officeooo:paragraph-rsid="001815c2"/>
    </style:style>
    <style:style style:name="P11" style:family="paragraph" style:parent-style-name="Text_20_body">
      <style:text-properties officeooo:rsid="001815c2" officeooo:paragraph-rsid="001815c2"/>
    </style:style>
    <style:style style:name="P12" style:family="paragraph" style:parent-style-name="Heading_20_4">
      <style:text-properties style:font-name="Carlito"/>
    </style:style>
    <style:style style:name="P13" style:family="paragraph" style:parent-style-name="Heading_20_4">
      <style:text-properties style:font-name="Carlito" officeooo:paragraph-rsid="001815c2"/>
    </style:style>
    <style:style style:name="P14" style:family="paragraph" style:parent-style-name="Heading_20_4">
      <style:text-properties style:font-name="Carlito" officeooo:rsid="001815c2" officeooo:paragraph-rsid="001815c2"/>
    </style:style>
    <style:style style:name="P15" style:family="paragraph" style:parent-style-name="Heading_20_6">
      <style:text-properties style:font-name="Carlito"/>
    </style:style>
    <style:style style:name="T1" style:family="text">
      <style:text-properties officeooo:rsid="00162f21"/>
    </style:style>
    <style:style style:name="T2" style:family="text">
      <style:text-properties style:font-name="Carlito"/>
    </style:style>
    <style:style style:name="T3" style:family="text">
      <style:text-properties style:font-name="Carlito" officeooo:rsid="00162f21"/>
    </style:style>
    <style:style style:name="T4" style:family="text">
      <style:text-properties style:font-name="Carlito" officeooo:rsid="001815c2"/>
    </style:style>
    <style:style style:name="T5" style:family="text">
      <style:text-properties style:font-name="Carlito" officeooo:rsid="001ba0c2"/>
    </style:style>
    <style:style style:name="T6" style:family="text">
      <style:text-properties officeooo:rsid="001815c2"/>
    </style:style>
    <style:style style:name="T7" style:family="text">
      <style:text-properties officeooo:rsid="0018f111"/>
    </style:style>
    <style:style style:name="T8" style:family="text">
      <style:text-properties officeooo:rsid="001ab89c"/>
    </style:style>
    <style:style style:name="T9" style:family="text">
      <style:text-properties officeooo:rsid="001ba0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aller de Lenguaje C <text:span text:style-name="T8">2015</text:span></text:p>
      <text:p text:style-name="P7">Dictado por: Lic. Cs. Computación Eduardo Grosclaude</text:p>
      <text:list xml:id="list6375446736329160188" text:style-name="Numbering_20_4">
        <text:list-item>
          <text:p text:style-name="P12">Objetivos</text:p>
        </text:list-item>
      </text:list>
      <text:p text:style-name="P7">Introducción al lenguaje de programación C con <text:span text:style-name="T9">la mayoría de</text:span> sus características.</text:p>
      <text:list xml:id="list132138023973168" text:continue-numbering="true" text:style-name="Numbering_20_4">
        <text:list-item>
          <text:p text:style-name="P12">Motivación</text:p>
        </text:list-item>
      </text:list>
      <text:p text:style-name="P7">El lenguaje C es una herramienta de trabajo bien establecida, universal, ampliamente utilizada, para programación de computador<text:span text:style-name="T9">a</text:span>s. Revela completamente la máquina subyacente y permite el acceso eficiente a todos sus recursos. El lenguaje C es especialmente indicado para problemas donde es importante la capacidad de comunicación con el hardware. Estas situaciones incluyen, pero no se limitan a, control de dispositivos (programación de drivers), provisión de infraestructura para otras tareas (programación de microkernels, sistemas operativos, gestión de memoria, scheduling de recursos), acceso a hardware sumamente específico (sistemas empotrados, microcontroladores, sistemas de tiempo real) y herramientas de programación (compiladores, intérpretes). El lenguaje es portable y el código generado por un compilador es pequeño, rápido y eficiente. Por estas características se lo considera un complemento indispensable para los profesionales de Ciencias de la Computación y sumamente conveniente para la formación de Ingenieros en cualquier especialidad.</text:p>
      <text:list xml:id="list132137769821154" text:continue-numbering="true" text:style-name="Numbering_20_4">
        <text:list-item>
          <text:p text:style-name="P14">Conocimientos requeridos</text:p>
        </text:list-item>
      </text:list>
      <text:p text:style-name="P11"><text:span text:style-name="T4">C</text:span><text:span text:style-name="T2">onocimientos básicos de algún lenguaje de programación o scripting y organización de computadoras. Se asume la formación otorgada por la materia inicial Introducción a la Computación, ofrecida en Lic. en Cs. Computación UNC. </text:span></text:p>
      <text:list xml:id="list132137777352364" text:continue-numbering="true" text:style-name="Numbering_20_4">
        <text:list-item>
          <text:p text:style-name="P13">Modalidad</text:p>
        </text:list-item>
      </text:list>
      <text:p text:style-name="P10"><text:span text:style-name="T5">Ocho </text:span><text:span text:style-name="T4">horas por semana, en d</text:span><text:span text:style-name="T3">os</text:span><text:span text:style-name="T2"> reuni</text:span><text:span text:style-name="T3">ones </text:span><text:span text:style-name="T2">de </text:span><text:span text:style-name="T4">cuatro </text:span><text:span text:style-name="T2">h</text:span><text:span text:style-name="T4">oras</text:span><text:span text:style-name="T2">, </text:span><text:span text:style-name="T3">en aulas con computadoras,</text:span><text:span text:style-name="T2"> </text:span><text:span text:style-name="T3">durante el mes de Febrero. Días sugeridos: Martes y Viernes. Total de horas presenciales, no obligatorias: </text:span><text:span text:style-name="T4">32</text:span><text:span text:style-name="T3">. Para poder alcanzar los objetivos, los estudiantes deberán comprometer tiempo </text:span><text:span text:style-name="T4">de ejercitación </text:span><text:span text:style-name="T3">fuera del aula, </text:span><text:span text:style-name="T4">estimándose necesarias diez horas semanales adicionales de trabajo en casa, en total cuarenta horas</text:span><text:span text:style-name="T3">. Horas totales estimadas: </text:span><text:span text:style-name="T4">72</text:span><text:span text:style-name="T3">. </text:span></text:p>
      <text:p text:style-name="P8"><text:span text:style-name="T1">En el primer segmento de la clase se introduce un tema en forma teórica, y en un segundo segmento se realiza ejercitación práctica sobre el mismo. Dependiendo de la complejidad del tema, se repite la secuencia de teoría más práctica en la misma clase. </text:span>Los estudiantes siguen el material ofrecido por la cátedra, <text:span text:style-name="T1">que también es apto para </text:span>autoinstrucción, <text:span text:style-name="T6">y cuenta con ejercicios propuestos</text:span>. </text:p>
      <text:p text:style-name="P7">El taller privilegia el trabajo extra-áulico y lo valida con dos instrumentos: cuestionarios on-line (disponibles en la plataforma PEDCO) y evaluaci<text:span text:style-name="T1">ones parciales </text:span>de programación en C <text:span text:style-name="T1">utilizando la plataforma Hornero, desarrollada en la UNC para el Torneo de Programación del año 2014. La aprobación del curso estará sujeta a la entrega en tiempo y forma de los cuestonarios on-line y los ejercicios de programación.</text:span></text:p>
      <text:p text:style-name="P9">Se requerirá una cantidad de ayudantes de docencia adecuada al tamaño de la audiencia.</text:p>
      <text:list xml:id="list132136961990849" text:continue-numbering="true" text:style-name="Numbering_20_4">
        <text:list-item>
          <text:p text:style-name="P12"><text:soft-page-break/>Contenidos sintéticos <text:span text:style-name="T6">y cronograma</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Semana</text:p>
          </table:table-cell>
          <table:table-cell table:style-name="Table1.B1" office:value-type="string">
            <text:p text:style-name="P5">Tema</text:p>
          </table:table-cell>
          <table:table-cell table:style-name="Table1.C1" office:value-type="string">
            <text:p text:style-name="P5">Entregables</text:p>
          </table:table-cell>
        </table:table-row>
        <table:table-row>
          <table:table-cell table:style-name="Table1.A2" table:number-rows-spanned="6" office:value-type="string">
            <text:p text:style-name="P3"><text:s/>1</text:p>
          </table:table-cell>
          <table:table-cell table:style-name="Table1.B2" office:value-type="string">
            <text:p text:style-name="P1">1. Introducción al lenguaje C</text:p>
          </table:table-cell>
          <table:table-cell table:style-name="Table1.C2" office:value-type="string">
            <text:p text:style-name="P1"/>
          </table:table-cell>
        </table:table-row>
        <table:table-row>
          <table:covered-table-cell/>
          <table:table-cell table:style-name="Table1.B2" office:value-type="string">
            <text:p text:style-name="P1">2. El preprocesador</text:p>
          </table:table-cell>
          <table:table-cell table:style-name="Table1.C2" office:value-type="string">
            <text:p text:style-name="P1"/>
          </table:table-cell>
        </table:table-row>
        <table:table-row>
          <table:covered-table-cell/>
          <table:table-cell table:style-name="Table1.B2" office:value-type="string">
            <text:p text:style-name="P1">3. Tipos de datos y expresiones</text:p>
          </table:table-cell>
          <table:table-cell table:style-name="Table1.C2" office:value-type="string">
            <text:p text:style-name="P1"/>
          </table:table-cell>
        </table:table-row>
        <table:table-row>
          <table:covered-table-cell/>
          <table:table-cell table:style-name="Table1.B2" office:value-type="string">
            <text:p text:style-name="P1">4. Constantes</text:p>
          </table:table-cell>
          <table:table-cell table:style-name="Table1.C2" office:value-type="string">
            <text:p text:style-name="P1"/>
          </table:table-cell>
        </table:table-row>
        <table:table-row>
          <table:covered-table-cell/>
          <table:table-cell table:style-name="Table1.B2" office:value-type="string">
            <text:p text:style-name="P1">5. Propiedades de las variables</text:p>
          </table:table-cell>
          <table:table-cell table:style-name="Table1.C2" office:value-type="string">
            <text:p text:style-name="P1"/>
          </table:table-cell>
        </table:table-row>
        <table:table-row>
          <table:covered-table-cell/>
          <table:table-cell table:style-name="Table1.B2" office:value-type="string">
            <text:p text:style-name="P1">6. Operadores</text:p>
          </table:table-cell>
          <table:table-cell table:style-name="Table1.C2" office:value-type="string">
            <text:p text:style-name="P3"><text:span text:style-name="T7">Cuestionarios online y programación </text:span>1</text:p>
          </table:table-cell>
        </table:table-row>
        <table:table-row>
          <table:table-cell table:style-name="Table1.A2" table:number-rows-spanned="3" office:value-type="string">
            <text:p text:style-name="P3"><text:s/>2</text:p>
          </table:table-cell>
          <table:table-cell table:style-name="Table1.B2" office:value-type="string">
            <text:p text:style-name="P1">7. Estructuras de control</text:p>
          </table:table-cell>
          <table:table-cell table:style-name="Table1.C2" office:value-type="string">
            <text:p text:style-name="P1"/>
          </table:table-cell>
        </table:table-row>
        <table:table-row>
          <table:covered-table-cell/>
          <table:table-cell table:style-name="Table1.B2" office:value-type="string">
            <text:p text:style-name="P1">8. Funciones</text:p>
          </table:table-cell>
          <table:table-cell table:style-name="Table1.C2" office:value-type="string">
            <text:p text:style-name="P1"/>
          </table:table-cell>
        </table:table-row>
        <table:table-row>
          <table:covered-table-cell/>
          <table:table-cell table:style-name="Table1.B2" office:value-type="string">
            <text:p text:style-name="P1">9. Arreglos y variables estructuradas</text:p>
          </table:table-cell>
          <table:table-cell table:style-name="Table1.C2" office:value-type="string">
            <text:p text:style-name="P4"><text:span text:style-name="T7">Cuestionarios online y programación </text:span>2</text:p>
          </table:table-cell>
        </table:table-row>
        <table:table-row>
          <table:table-cell table:style-name="Table1.A2" office:value-type="string">
            <text:p text:style-name="P3"><text:s/>3</text:p>
          </table:table-cell>
          <table:table-cell table:style-name="Table1.B2" office:value-type="string">
            <text:p text:style-name="P1">10. Apuntadores y direcciones</text:p>
          </table:table-cell>
          <table:table-cell table:style-name="Table1.C2" office:value-type="string">
            <text:p text:style-name="P1"/>
          </table:table-cell>
        </table:table-row>
        <table:table-row>
          <table:table-cell table:style-name="Table1.A2" table:number-rows-spanned="3" office:value-type="string">
            <text:p text:style-name="P3"><text:s/>4</text:p>
          </table:table-cell>
          <table:table-cell table:style-name="Table1.B2" office:value-type="string">
            <text:p text:style-name="P1">11. Entrada / salida</text:p>
          </table:table-cell>
          <table:table-cell table:style-name="Table1.C2" office:value-type="string">
            <text:p text:style-name="P4"><text:span text:style-name="T7">Cuestionarios online y programación </text:span>3</text:p>
          </table:table-cell>
        </table:table-row>
        <table:table-row>
          <table:covered-table-cell/>
          <table:table-cell table:style-name="Table1.B2" office:value-type="string">
            <text:p text:style-name="P1">12. Comunicación con el ambiente</text:p>
          </table:table-cell>
          <table:table-cell table:style-name="Table1.C2" office:value-type="string">
            <text:p text:style-name="P1"/>
          </table:table-cell>
        </table:table-row>
        <table:table-row>
          <table:covered-table-cell/>
          <table:table-cell table:style-name="Table1.B2" office:value-type="string">
            <text:p text:style-name="P1">13. Biblioteca Standard</text:p>
          </table:table-cell>
          <table:table-cell table:style-name="Table1.C2" office:value-type="string">
            <text:p text:style-name="P4"><text:span text:style-name="T7">Cuestionarios online y programación </text:span>4</text:p>
          </table:table-cell>
        </table:table-row>
      </table:table>
      <text:p text:style-name="P1"/>
      <text:list xml:id="list132137021025933" text:continue-numbering="true" text:style-name="Numbering_20_4">
        <text:list-item>
          <text:p text:style-name="P12">Contenidos detallados</text:p>
        </text:list-item>
      </text:list>
      <text:h text:style-name="P15" text:outline-level="6">1. Introducción al lenguaje C</text:h>
      <text:p text:style-name="P1">Características del lenguaje</text:p>
      <text:p text:style-name="P1">El ciclo de compilación</text:p>
      <text:p text:style-name="P1">El primer ejemplo</text:p>
      <text:p text:style-name="P1">Mapa de memoria de un programa</text:p>
      <text:p text:style-name="P1">Ejercicios</text:p>
      <text:p text:style-name="P1">Test</text:p>
      <text:h text:style-name="P15" text:outline-level="6">2. El preprocesador</text:h>
      <text:p text:style-name="P1">Directivas de preprocesador</text:p>
      <text:p text:style-name="P1">Ejemplos</text:p>
      <text:p text:style-name="P1">Observaciones</text:p>
      <text:p text:style-name="P1">Ejercicios</text:p>
      <text:p text:style-name="P1">Test</text:p>
      <text:h text:style-name="P15" text:outline-level="6">3. Tipos de datos y expresiones</text:h>
      <text:p text:style-name="P1">Declaración de variables</text:p>
      <text:p text:style-name="P1">Tamaños de los objetos de datos</text:p>
      <text:p text:style-name="P1">Operaciones con expresiones</text:p>
      <text:p text:style-name="P1">Reglas de promoción en expresiones</text:p>
      <text:p text:style-name="P1">Observaciones</text:p>
      <text:p text:style-name="P1"><text:soft-page-break/>Una herramienta: printf()</text:p>
      <text:p text:style-name="P1">Ejercicios</text:p>
      <text:p text:style-name="P1">Test</text:p>
      <text:h text:style-name="P15" text:outline-level="6">4. Constantes</text:h>
      <text:p text:style-name="P1">Constantes enteras</text:p>
      <text:p text:style-name="P1">Constantes long</text:p>
      <text:p text:style-name="P1">Constantes string</text:p>
      <text:p text:style-name="P1">Constantes de carácter</text:p>
      <text:p text:style-name="P1">Constantes de punto flotante</text:p>
      <text:p text:style-name="P1">Ejercicios</text:p>
      <text:p text:style-name="P1">Test</text:p>
      <text:h text:style-name="P15" text:outline-level="6">5. Propiedades de las variables</text:h>
      <text:p text:style-name="P1">Alcance de las variables</text:p>
      <text:p text:style-name="P1">Vida de las variables</text:p>
      <text:p text:style-name="P1">Clases de almacenamiento</text:p>
      <text:p text:style-name="P1">Liga</text:p>
      <text:p text:style-name="P1">Declaración y definición de variables</text:p>
      <text:p text:style-name="P1">Modificadores especiales</text:p>
      <text:p text:style-name="P1">Ejercicios</text:p>
      <text:p text:style-name="P1">Test</text:p>
      <text:h text:style-name="P15" text:outline-level="6">6. Operadores</text:h>
      <text:p text:style-name="P1">Operadores aritméticos</text:p>
      <text:p text:style-name="P1">Operadores de relación</text:p>
      <text:p text:style-name="P1">Operadores lógicos</text:p>
      <text:p text:style-name="P1">Operadores de bits</text:p>
      <text:p text:style-name="P1">Operadores especiales</text:p>
      <text:p text:style-name="P1">Precedencia y orden de evaluación</text:p>
      <text:p text:style-name="P1">Resumen</text:p>
      <text:p text:style-name="P1">Ejercicios</text:p>
      <text:p text:style-name="P1">Test</text:p>
      <text:h text:style-name="P15" text:outline-level="6">7. Estructuras de control</text:h>
      <text:p text:style-name="P1">Estructura alternativa</text:p>
      <text:p text:style-name="P1">Estructuras repetitivas</text:p>
      <text:p text:style-name="P1">Estructura de selección</text:p>
      <text:p text:style-name="P1">Transferencia incondicional</text:p>
      <text:p text:style-name="P1">Observaciones</text:p>
      <text:p text:style-name="P1">Ejercicios</text:p>
      <text:p text:style-name="P1">Test</text:p>
      <text:h text:style-name="P15" text:outline-level="6">8. Funciones</text:h>
      <text:p text:style-name="P1">Declaración y definición de funciones</text:p>
      <text:p text:style-name="P1">Prototipos de funciones</text:p>
      <text:p text:style-name="P1"><text:soft-page-break/>Recursividad</text:p>
      <text:p text:style-name="P1">Ejercicios</text:p>
      <text:p text:style-name="P1">Test</text:p>
      <text:h text:style-name="P15" text:outline-level="6">9. Arreglos y variables estructuradas</text:h>
      <text:p text:style-name="P1">Inicialización de arreglos </text:p>
      <text:p text:style-name="P1">Errores frecuentes</text:p>
      <text:p text:style-name="P1">Arreglos multidimensionales</text:p>
      <text:p text:style-name="P1">Estructuras y uniones</text:p>
      <text:p text:style-name="P1">Campos de bits</text:p>
      <text:p text:style-name="P1">Ejercicios</text:p>
      <text:p text:style-name="P1">Test</text:p>
      <text:h text:style-name="P15" text:outline-level="6">10. Apuntadores y direcciones</text:h>
      <text:p text:style-name="P1">Operadores especiales</text:p>
      <text:p text:style-name="P1">Aritmética de punteros</text:p>
      <text:p text:style-name="P1">Punteros y arreglos</text:p>
      <text:p text:style-name="P1">Punteros y cadenas de texto</text:p>
      <text:p text:style-name="P1">Pasaje por referencia</text:p>
      <text:p text:style-name="P1">Punteros y argumentos de funciones</text:p>
      <text:p text:style-name="P1">Ejercicios</text:p>
      <text:h text:style-name="P15" text:outline-level="6">10b. Temas avanzados de apuntadores y direcciones</text:h>
      <text:p text:style-name="P1">Observaciones</text:p>
      <text:p text:style-name="P1">Arreglos de punteros</text:p>
      <text:p text:style-name="P1">Estructuras referenciadas por punteros</text:p>
      <text:p text:style-name="P1">Estructuras de datos recursivas y punteros</text:p>
      <text:p text:style-name="P1">Construcción de tipos</text:p>
      <text:p text:style-name="P1">Asignación dinámica</text:p>
      <text:p text:style-name="P1">Punteros a funciones</text:p>
      <text:p text:style-name="P1">Punteros a punteros</text:p>
      <text:p text:style-name="P1">Una herramienta: gets()</text:p>
      <text:p text:style-name="P1">Ejercicios</text:p>
      <text:p text:style-name="P1">Test</text:p>
      <text:h text:style-name="P15" text:outline-level="6">11. Entrada / salida</text:h>
      <text:p text:style-name="P1">Funciones de E/S standard</text:p>
      <text:p text:style-name="P1">E/S sobre archivos</text:p>
      <text:p text:style-name="P1">Funciones ANSI C de E/S sobre archivos </text:p>
      <text:p text:style-name="P1">Funciones ANSI C de acceso directo</text:p>
      <text:p text:style-name="P1">Resumen de funciones ANSI C de E/S</text:p>
      <text:p text:style-name="P1">Funciones POSIX de E/S</text:p>
      <text:p text:style-name="P1">Ejercicios</text:p>
      <text:h text:style-name="P15" text:outline-level="6">12. Comunicación con el ambiente</text:h>
      <text:p text:style-name="P1">Redirección y piping</text:p>
      <text:p text:style-name="P1"><text:soft-page-break/>Variables de ambiente</text:p>
      <text:p text:style-name="P1">Argumentos de ejecución</text:p>
      <text:p text:style-name="P1">Salida del programa</text:p>
      <text:p text:style-name="P1">Opciones</text:p>
      <text:p text:style-name="P1">Ejercicios</text:p>
      <text:h text:style-name="P15" text:outline-level="6">13. Biblioteca Standard</text:h>
      <text:p text:style-name="P1">Funciones de strings</text:p>
      <text:p text:style-name="P1">Listas de argumentos variables</text:p>
      <text:p text:style-name="P1">Funciones de tratamiento de errores</text:p>
      <text:p text:style-name="P1">Funciones de fecha y hora</text:p>
      <text:p text:style-name="P1">Funciones matemáticas</text:p>
      <text:p text:style-name="P1">Funciones utilitarias</text:p>
      <text:p text:style-name="P1">Macros de clasificación de caracteres</text:p>
      <text:p text:style-name="P1">Ejercicios</text:p>
      <text:p text:style-name="P1">–</text:p>
      <text:p text:style-name="P1"/>
      <text:p text:style-name="P1"/>
      <text:p text:style-name="P1"/>
      <text:p text:style-name="P2">Eduardo Groscla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Carlito" svg:font-family="Carlito"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Thorndale" fo:font-family="Thorndale" style:font-family-generic="roman" style:font-pitch="variable" style:font-name-complex="Tahoma1"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style:font-pitch="variable"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font-name-complex="Tahoma1" style:font-family-complex="Tahoma" style:font-family-generic-complex="swiss" style:font-pitch-complex="variable"/>
    </style:style>
    <style:style style:name="Heading_20_1" style:display-name="Heading 1" style:family="paragraph" style:parent-style-name="Heading" style:next-style-name="Text_20_body" style:list-style-name="Numbering_20_1" style:class="text">
      <style:text-properties style:font-name="Bitstream Vera Sans" fo:font-family="'Bitstream Vera Sans'" style:font-style-name="Bold" style:font-family-generic="swiss" style:font-pitch="variable" fo:font-size="22pt" fo:font-weight="bold" style:font-size-asian="115%" style:font-weight-asian="bold" style:font-size-complex="115%" style:font-weight-complex="bold" style:text-scale="110%"/>
    </style:style>
    <style:style style:name="Heading_20_2" style:display-name="Heading 2" style:family="paragraph" style:parent-style-name="Heading" style:next-style-name="Text_20_body" style:list-style-name="Numbering_20_2" style:class="text">
      <style:text-properties style:font-name="Bitstream Vera Sans" fo:font-family="'Bitstream Vera Sans'"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style:font-name="Bitstream Vera Sans" fo:font-family="'Bitstream Vera Sans'" style:font-style-name="Bold" style:font-family-generic="swiss"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4" style:class="text">
      <style:text-properties style:font-name="Bitstream Vera Sans" fo:font-family="'Bitstream Vera Sans'" style:font-style-name="Bold" style:font-family-generic="swiss"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color="#000000"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0pt"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9pt" fo:font-weight="normal"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parent-style-name="Preformatted_20_Text" style:next-style-name="Text_20_body">
      <style:paragraph-properties fo:background-color="#e6e6e6" style:shadow="none">
        <style:background-image/>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0.499cm"/>
      </text:list-level-style-number>
      <text:list-level-style-number text:level="3" text:style-name="Numbering_20_Symbols" style:num-suffix=". " style:num-format="1" text:start-value="3" text:display-levels="2">
        <style:list-level-properties text:space-before="0.998cm" text:min-label-width="1cm"/>
      </text:list-level-style-number>
      <text:list-level-style-number text:level="4" text:style-name="Numbering_20_Symbols" style:num-suffix=". " style:num-format="1" text:start-value="4" text:display-levels="2">
        <style:list-level-properties text:space-before="1.998cm" text:min-label-width="1.251cm"/>
      </text:list-level-style-number>
      <text:list-level-style-number text:level="5" text:style-name="Numbering_20_Symbols" style:num-suffix=". " style:num-format="1" text:start-value="5" text:display-levels="2">
        <style:list-level-properties text:space-before="3.249cm" text:min-label-width="1.499cm"/>
      </text:list-level-style-number>
      <text:list-level-style-number text:level="6" text:style-name="Numbering_20_Symbols" style:num-suffix=". " style:num-format="1" text:start-value="6" text:display-levels="2">
        <style:list-level-properties text:space-before="4.748cm" text:min-label-width="1.801cm"/>
      </text:list-level-style-number>
      <text:list-level-style-number text:level="7" text:style-name="Numbering_20_Symbols" style:num-suffix=". " style:num-format="1" text:start-value="7" text:display-levels="2">
        <style:list-level-properties text:space-before="6.549cm" text:min-label-width="2.3cm"/>
      </text:list-level-style-number>
      <text:list-level-style-number text:level="8" text:style-name="Numbering_20_Symbols" style:num-suffix=". " style:num-format="1" text:start-value="8" text:display-levels="2">
        <style:list-level-properties text:space-before="8.849cm" text:min-label-width="2.6cm"/>
      </text:list-level-style-number>
      <text:list-level-style-number text:level="9" text:style-name="Numbering_20_Symbols" style:num-suffix=". " style:num-format="1" text:start-value="9" text:display-levels="2">
        <style:list-level-properties text:space-before="11.449cm" text:min-label-width="2.801cm"/>
      </text:list-level-style-number>
      <text:list-level-style-number text:level="10" text:style-name="Numbering_20_Symbols" style:num-suffix=". " style:num-format="1" text:start-value="10" text:display-levels="2">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min-label-width="3cm"/>
      </text:list-level-style-number>
      <text:list-level-style-number text:level="2" text:style-name="Numbering_20_Symbols" style:num-prefix=" " style:num-suffix=" " style:num-format="1" text:start-value="2" text:display-levels="2">
        <style:list-level-properties text:space-before="3.001cm" text:min-label-width="3cm"/>
      </text:list-level-style-number>
      <text:list-level-style-number text:level="3" text:style-name="Numbering_20_Symbols" style:num-prefix=" " style:num-suffix=". " style:num-format="1" text:display-levels="3">
        <style:list-level-properties text:space-before="6.001cm" text:min-label-width="3cm"/>
      </text:list-level-style-number>
      <text:list-level-style-number text:level="4" text:style-name="Numbering_20_Symbols" style:num-prefix=" " style:num-suffix=" " style:num-format="1" text:start-value="4" text:display-levels="4">
        <style:list-level-properties text:space-before="9.002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Numbering_20_4" style:display-name="Numbering 4">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501cm" text:min-label-width="0.499cm"/>
      </text:list-level-style-number>
      <text:list-level-style-number text:level="3" text:style-name="Numbering_20_Symbols" style:num-prefix=" " style:num-suffix=" " style:num-format="1" text:start-value="3"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start-value="5" text:display-levels="5">
        <style:list-level-properties text:space-before="2cm" text:min-label-width="0.499cm"/>
      </text:list-level-style-number>
      <text:list-level-style-number text:level="6" text:style-name="Numbering_20_Symbols" style:num-prefix=" " style:num-suffix=" " style:num-format="1" text:start-value="6" text:display-levels="6">
        <style:list-level-properties text:space-before="2.501cm" text:min-label-width="0.499cm"/>
      </text:list-level-style-number>
      <text:list-level-style-number text:level="7" text:style-name="Numbering_20_Symbols" style:num-prefix=" " style:num-suffix=" " style:num-format="1" text:start-value="7" text:display-levels="7">
        <style:list-level-properties text:space-before="3.001cm" text:min-label-width="0.499cm"/>
      </text:list-level-style-number>
      <text:list-level-style-number text:level="8" text:style-name="Numbering_20_Symbols" style:num-prefix=" " style:num-suffix=" " style:num-format="1" text:start-value="8" text:display-levels="8">
        <style:list-level-properties text:space-before="3.502cm" text:min-label-width="0.499cm"/>
      </text:list-level-style-number>
      <text:list-level-style-number text:level="9" text:style-name="Numbering_20_Symbols" style:num-prefix=" " style:num-suffix=" " style:num-format="1" text:start-value="9" text:display-levels="9">
        <style:list-level-properties text:space-before="4.001cm" text:min-label-width="0.499cm"/>
      </text:list-level-style-number>
      <text:list-level-style-number text:level="10" text:style-name="Numbering_20_Symbols" style:num-prefix=" " style:num-suffix=" " style:num-format="1" text:start-value="10" text:display-levels="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start-value="2"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 LibreOffice_project/bc356b2f991740509f321d70e4512a6a54c5f243</meta:generator>
    <dc:title>LenguajeC-template</dc:title>
    <meta:initial-creator>Eduardo Grosclaude</meta:initial-creator>
    <meta:creation-date>2009-09-15T15:20:01</meta:creation-date>
    <dc:creator>Eduardo Grosclaude</dc:creator>
    <dc:date>2014-12-10T13:21:36.182149621</dc:date>
    <meta:editing-cycles>8</meta:editing-cycles>
    <meta:editing-duration>PT37M35S</meta:editing-duration>
    <meta:document-statistic meta:table-count="1" meta:image-count="0" meta:object-count="0" meta:page-count="5" meta:paragraph-count="156" meta:word-count="825" meta:character-count="5721" meta:non-whitespace-character-count="5036"/>
    <meta:user-defined meta:name="Info 1"/>
    <meta:user-defined meta:name="Info 2"/>
    <meta:user-defined meta:name="Info 3"/>
    <meta:user-defined meta:name="Info 4"/>
    <meta:template xlink:type="simple" xlink:actuate="onRequest" xlink:title="LenguajeC-template" xlink:href="../.openoffice.org2.0/user/template/LenguajeC-template1.ott" meta:date="2009-09-15T15:19:58"/>
  </office:meta>
</office:document-meta>
</file>